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5B00001089000005CAEBD07B4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erif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Bitstream Vera Serif" fo:font-size="44pt" style:font-size-asian="44pt" style:font-size-complex="44pt"/>
    </style:style>
    <style:style style:name="P3" style:family="paragraph" style:parent-style-name="Standard">
      <style:paragraph-properties fo:margin-left="12.44mm" fo:margin-right="0mm" fo:text-indent="0mm" style:auto-text-indent="false"/>
    </style:style>
    <style:style style:name="P4" style:family="paragraph" style:parent-style-name="Standard">
      <style:paragraph-properties fo:margin-left="18.26mm" fo:margin-right="20.37mm" fo:text-align="center" style:justify-single-word="false" fo:text-indent="0mm" style:auto-text-indent="false"/>
      <style:text-properties fo:font-size="12pt" style:font-size-asian="12pt" style:font-size-complex="12pt"/>
    </style:style>
    <style:style style:name="P5" style:family="paragraph" style:parent-style-name="Text_20_body">
      <style:paragraph-properties fo:margin-left="12.44mm" fo:margin-right="0mm" fo:text-indent="0mm" style:auto-text-indent="false"/>
    </style:style>
    <style:style style:name="P6" style:family="paragraph" style:parent-style-name="Text_20_body">
      <style:paragraph-properties fo:margin-left="12.44mm" fo:margin-right="0mm" fo:text-indent="0mm" style:auto-text-indent="false"/>
      <style:text-properties fo:font-size="10pt" style:font-size-asian="10pt" style:font-size-complex="10pt"/>
    </style:style>
    <style:style style:name="P7" style:family="paragraph" style:parent-style-name="Footer">
      <style:paragraph-properties fo:text-align="end" style:justify-single-word="false">
        <style:tab-stops>
          <style:tab-stop style:position="175.9mm" style:type="right"/>
        </style:tab-stops>
      </style:paragraph-properties>
      <style:text-properties fo:font-size="10pt" style:font-size-asian="10pt" style:font-size-complex="10pt"/>
    </style:style>
    <style:style style:name="P8" style:family="paragraph" style:parent-style-name="Heading_20_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5000b" fo:font-weight="bold" style:font-weight-asian="bold" style:font-weight-complex="bold"/>
    </style:style>
    <style:style style:name="T3" style:family="text">
      <style:text-properties fo:color="#808080"/>
    </style:style>
    <style:style style:name="T4" style:family="text">
      <style:text-properties style:font-name="Bitstream Vera Sans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.5pt" style:font-size-asian="9.5pt" style:font-size-complex="9.5pt"/>
    </style:style>
    <style:style style:name="T14" style:family="text">
      <style:text-properties fo:font-size="9.60000038146973pt" style:font-size-asian="9.60000038146973pt" style:font-size-complex="9.60000038146973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Ruby on Rails</text:span> Course <text:span text:style-name="T3">2009</text:span></text:p>
      <text:p text:style-name="P2">Further Resources</text:p>
      <text:p text:style-name="P4">Here are some resources that may come in handy if you're planning on using <text:span text:style-name="T1">Ruby</text:span> or <text:span text:style-name="T1">Ruby on Rails</text:span> in the future.</text:p>
      <text:h text:style-name="P8" text:outline-level="1">Ruby</text:h>
      <text:p text:style-name="P3"><text:span text:style-name="T1">Official website: </text:span><text:a xlink:type="simple" xlink:href="http://www.ruby-lang.org/">http://www.ruby-lang.org/</text:a></text:p>
      <text:p text:style-name="P3"><text:span text:style-name="T6">Official documentation: </text:span><text:a xlink:type="simple" xlink:href="http://www.ruby-doc.org/"><text:span text:style-name="T5">http://www.ruby-doc.org/</text:span></text:a></text:p>
      <text:p text:style-name="P3"><text:span text:style-name="T6">Programming chalenges:</text:span><text:span text:style-name="T5"> </text:span><text:a xlink:type="simple" xlink:href="http://rubyquiz.com/"><text:span text:style-name="T5">http://rubyquiz.com/</text:span></text:a></text:p>
      <text:h text:style-name="P8" text:outline-level="1">Ruby on Rails</text:h>
      <text:p text:style-name="P3"><text:span text:style-name="T1">Official website: </text:span><text:a xlink:type="simple" xlink:href="http://rubyonrails.org/">http://rubyonrails.org/</text:a></text:p>
      <text:p text:style-name="P3"><text:span text:style-name="T6">Official documentation:</text:span><text:span text:style-name="T5"> </text:span><text:a xlink:type="simple" xlink:href="http://api.rubyonrails.org/">http://api.rubyonrails.org/</text:a></text:p>
      <text:p text:style-name="P3"><text:span text:style-name="T1">Official blog:</text:span> <text:a xlink:type="simple" xlink:href="http://weblog.rubyonrails.org/">http://weblog.rubyonrails.org/</text:a></text:p>
      <text:p text:style-name="P3"><text:span text:style-name="T1">Free screencasts: </text:span><text:a xlink:type="simple" xlink:href="http://railscasts.com/">http://railscasts.com/</text:a></text:p>
      <text:p text:style-name="P3"><text:span text:style-name="T1">Recent blog posts:</text:span> <text:a xlink:type="simple" xlink:href="http://planetrubyonrails.com/">http://planetrubyonrails.com/</text:a></text:p>
      <text:p text:style-name="P3"><text:span text:style-name="T1">Rails workshops:</text:span> <text:a xlink:type="simple" xlink:href="http://rubyonrailsworkshops.com/">http://rubyonrailsworkshops.com/</text:a></text:p>
      <text:p text:style-name="P3"><text:span text:style-name="T1">Handy cheatsheets:</text:span> <text:a xlink:type="simple" xlink:href="http://www.addedbytes.com/cheat-sheets/ruby-on-rails-cheat-sheet/"><text:span text:style-name="T13">http://www.addedbytes.com/cheat-sheets/ruby-on-rails-cheat-sheet</text:span></text:a></text:p>
      <text:h text:style-name="P8" text:outline-level="1">Common</text:h>
      <text:p text:style-name="P3"><text:span text:style-name="T1">Searchable documentation: </text:span><text:a xlink:type="simple" xlink:href="http://apidock.com/">http://apidock.com/</text:a></text:p>
      <text:p text:style-name="P3"><text:span text:style-name="T1">Five minute bi-weekly podcast:</text:span> <text:a xlink:type="simple" xlink:href="http://ruby5.envylabs.com/">http://ruby5.envylabs.com/</text:a></text:p>
      <text:h text:style-name="P8" text:outline-level="1">Notable Hosting Providers</text:h>
      <text:p text:style-name="P5"><text:span text:style-name="T1">Linode:</text:span> <text:a xlink:type="simple" xlink:href="https://www.linode.com/">http://www.linode.com/</text:a></text:p>
      <text:p text:style-name="P6">Linode is a hosting provider based in the US who offer Virtual Private Servers at very affordable rates and they have excellent data connections to Europe.</text:p>
      <text:p text:style-name="P5"><text:span text:style-name="T1">Heroku:</text:span> <text:a xlink:type="simple" xlink:href="http://heroku.com/">http://heroku.com/</text:a></text:p>
      <text:p text:style-name="P6">Heroku offers highly scalable, easy to use hosting for Rails applications. They also have a limited free plan suitable for small applications.</text:p>
      <text:p text:style-name="P5"><text:span text:style-name="T1">Brightbox:</text:span><text:span text:style-name="T7"> </text:span><text:a xlink:type="simple" xlink:href="http://www.brightbox.co.uk/"><text:span text:style-name="T7">http://www.brightbox.co.uk/</text:span></text:a></text:p>
      <text:p text:style-name="P6"><text:span text:style-name="T7">Brightbox is a UK-based hostimg company that specializes in Rails hosting.</text:span></text:p>
      <text:h text:style-name="Heading_20_1" text:outline-level="1"><text:span text:style-name="T7">Code Repository Hosting</text:span></text:h>
      <text:p text:style-name="P5"><text:span text:style-name="T1">GitHub:</text:span><text:span text:style-name="T7"> </text:span><text:a xlink:type="simple" xlink:href="https://github.com/"><text:span text:style-name="T7">http://github.com/</text:span></text:a></text:p>
      <text:p text:style-name="P6"><text:span text:style-name="T7">Very good hosting for Git repositories. Free for open source projects and paid plans are available if you require private repositories. Widely used for Rails and Ruby projects.</text:span></text:p>
      <text:p text:style-name="P5"><text:span text:style-name="T1">CodaSet:</text:span><text:span text:style-name="T7"> </text:span><text:a xlink:type="simple" xlink:href="http://codaset.com/"><text:span text:style-name="T7">http://codaset.com</text:span></text:a></text:p>
      <text:p text:style-name="P5"><text:span text:style-name="T9">Git hosting and integrated ticket management. <text:s/>Codaset is currently in public beta, and the final pricing has not yet been published. The developer has given assurances that there will always be a free plan available.</text:span></text:p>
      <text:p text:style-name="P5"><text:span text:style-name="T10">RubyForge:</text:span><text:span text:style-name="T11"> </text:span><text:a xlink:type="simple" xlink:href="http://rubyforge.org/"><text:span text:style-name="T11">http://rubyforge.org/</text:span></text:a></text:p>
      <text:p text:style-name="P5"><text:span text:style-name="T9">Hosting for open source Ruby projects. All projects must be approved by the administrators. CVS, SVN, or Git repositories can be us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erif1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Bitstream Vera Serif1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175.9m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style:font-name="Bitstream Vera Sans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9.99mm" fo:page-height="296.99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graphics1" text:anchor-type="as-char" svg:width="23.62mm" svg:height="8.27mm" draw:z-index="0"><draw:image xlink:href="Pictures/2000005B00001089000005CAEBD07B42.svm" xlink:type="simple" xlink:show="embed" xlink:actuate="onLoad"/></draw:frame><text:span text:style-name="MT1"><text:tab/>© 2009 Matias Korhone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ias Korhonen</meta:initial-creator>
    <meta:creation-date>2009-10-20T19:12:03</meta:creation-date>
    <dc:date>2009-10-20T20:13:35</dc:date>
    <dc:creator>Matias Korhonen</dc:creator>
    <meta:editing-duration>PT00H55M17S</meta:editing-duration>
    <meta:editing-cycles>16</meta:editing-cycles>
    <meta:generator>OpenOffice.org/3.1$Unix OpenOffice.org_project/310m19$Build-9420</meta:generator>
    <meta:document-statistic meta:table-count="0" meta:image-count="1" meta:object-count="0" meta:page-count="1" meta:paragraph-count="33" meta:word-count="239" meta:character-count="1918"/>
  </office:meta>
</office:document-meta>
</file>